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background-color="#FFF200"/>
    </style:style>
    <style:style style:name="T5" style:parent-style-name="DefaultParagraphFont" style:family="text">
      <style:text-properties fo:background-color="#FFF200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</text:span>: “Choose display option: Simple or Complex”</text:p>
      <text:p text:style-name="P3"/>
      <text:p text:style-name="Standard"><text:span text:style-name="T4">Scope:</text:span><text:span text:style-name="T5"><text:s/>When beginning a new game of Ricochet Robots, the Human Player(s) need to choose either a simple or complex game display.</text:span></text:p>
      <text:p text:style-name="P6"/>
      <text:p text:style-name="Standard"><text:span text:style-name="T7">Level:<text:s/></text:span>user-goal</text:p>
      <text:p text:style-name="P8"/>
      <text:p text:style-name="Standard"><text:span text:style-name="T9">Primary Actor:<text:s/></text:span>Human Player</text:p>
      <text:p text:style-name="P10"/>
      <text:p text:style-name="P11">Stakeholders and Interests:</text:p>
      <text:p text:style-name="Standard"><text:span text:style-name="T12"><text:tab/></text:span>- Human Player: When setting up a new game, the Human Player needs to choose either the simple board setup or the complex board setup before playing the game.</text:p>
      <text:p text:style-name="Standard"><text:tab/>-Game is designed for children so want set up to be implemented behind the scenes with a simple push of a button for “Simple” or another button for “Complex”.</text:p>
      <text:p text:style-name="P13"/>
      <text:p text:style-name="P14">Preconditions:</text:p>
      <text:p text:style-name="Standard"><text:span text:style-name="T15"><text:tab/></text:span>-The Human Player must have successfully opened the application and have already selected to play a new game.</text:p>
      <text:p text:style-name="P16"/>
      <text:p text:style-name="P17">Success Guarantee:</text:p>
      <text:p text:style-name="Standard"><text:span text:style-name="T18"><text:tab/></text:span>- The Human Player is aware of their selection of playing the simple or complex game, and is then<text:s/>requested<text:s/>to set up the players.</text:p>
      <text:p text:style-name="P19"/>
      <text:p text:style-name="P20">Main Success Scenario:</text:p>
      <text:p text:style-name="P21"/>
      <text:p text:style-name="Standard">1. The system provides the Human Player the chance to select one of two options for the display: “Simple” or “Complex”.</text:p>
      <text:p text:style-name="Standard">2. The Human Player selects one of the two options for the<text:s/>display.</text:p>
      <text:p text:style-name="Standard">3. The system<text:s/>asks<text:s/>the Human Player<text:s/>to confirm<text:s/>their selection. [Alt1: Human Player accidentally chooses wrong display option]</text:p>
      <text:p text:style-name="Standard">4. The<text:s/>Human player confirms the selection<text:s/>[Use Case Ends].</text:p>
      <text:p text:style-name="P22"/>
      <text:p text:style-name="P23">Alternative Flows:</text:p>
      <text:p text:style-name="P24"/>
      <text:p text:style-name="P25">Alt1: Human Player accidentally chooses wrong display option.</text:p>
      <text:p text:style-name="P26"/>
      <text:p text:style-name="Standard">1. The Human Player chooses the correct display option they want to use.</text:p>
      <text:p text:style-name="Standard">2. The system<text:s/>requests<text:s/>the Human Player<text:s/>confirm<text:s/>their selection.</text:p>
      <text:p text:style-name="Standard">3. Flow resumes at Main Success Scenario Step 3.</text:p>
      <text:p text:style-name="P27"/>
      <text:p text:style-name="P28">Extensions:</text:p>
      <text:p text:style-name="Standard"><text:span text:style-name="T29"><text:tab/></text:span>-At any point the user will have the ability to terminate the<text:s/>application.</text:p>
      <text:p text:style-name="P30"/>
      <text:p text:style-name="P31">Special Requirements:</text:p>
      <text:p text:style-name="Standard"><text:span text:style-name="T32"><text:tab/></text:span>- Colours and text fonts that are used must be suitable for all ages (including children) and those with visual impairments, such as colour blindness.</text:p>
      <text:p text:style-name="Standard"/>
      <text:p text:style-name="Standard"><text:span text:style-name="T33">Technology and Data Variations List:<text:s/></text:span>N/A</text:p>
      <text:p text:style-name="P34"/>
      <text:soft-page-break/>
      <text:p text:style-name="P35">Frequency of Occurrence:</text:p>
      <text:p text:style-name="Standard"><text:span text:style-name="T36"><text:tab/>-</text:span><text:s/>The Human Player chooses the display once for one and only one new game.</text:p>
      <text:p text:style-name="Standard"/>
      <text:p text:style-name="Standard"><text:span text:style-name="T37">Miscellaneous:<text:s/></text:span>N/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2-10T18:26:00Z</meta:creation-date>
    <dc:date>2020-03-05T19:41:00Z</dc:date>
    <meta:template xlink:href="Normal" xlink:type="simple"/>
    <meta:editing-cycles>18</meta:editing-cycles>
    <meta:editing-duration>PT21120S</meta:editing-duration>
    <meta:document-statistic meta:page-count="2" meta:paragraph-count="3" meta:word-count="292" meta:character-count="1959" meta:row-count="13" meta:non-whitespace-character-count="1670"/>
  </office:meta>
</office:document-meta>
</file>